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08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9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>
            <text:p>Donn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table:number-columns-repeated="25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9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29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29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29"/>
          <table:table-cell table:number-columns-repeated="992"/>
        </table:table-row>
        <table:table-row table:style-name="ro9" table:number-rows-repeated="1048487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9" table:default-cell-style-name="ce74"/>
        <table:table-column table:style-name="co4" table:number-columns-repeated="5" table:default-cell-style-name="ce74"/>
        <table:table-column table:style-name="co4" table:number-columns-repeated="947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6" table:number-rows-spanned="1">
            <text:p>DonRep</text:p>
          </table:table-cell>
          <table:covered-table-cell table:number-columns-repeated="15" table:style-name="ce15"/>
          <table:table-cell table:style-name="ce15" table:number-columns-repeated="3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7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string" calcext:value-type="string">
            <text:p>Eval 05</text:p>
          </table:table-cell>
          <table:table-cell table:style-name="ce46" table:number-columns-repeated="46"/>
          <table:table-cell table:style-name="ce53" table:number-columns-repeated="40"/>
          <table:table-cell table:style-name="ce54" table:number-columns-repeated="907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80" office:value-type="string" calcext:value-type="string">
            <text:p>Puissance 4</text:p>
          </table:table-cell>
          <table:table-cell table:style-name="ce77"/>
          <table:table-cell table:style-name="ce77" office:value-type="string" calcext:value-type="string">
            <text:p>Projet</text:p>
          </table:table-cell>
          <table:table-cell table:style-name="ce80" office:value-type="string" calcext:value-type="string">
            <text:p>Fonction Andy Warhol</text:p>
          </table:table-cell>
          <table:table-cell table:style-name="ce77" table:number-columns-repeated="10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7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style-name="ce67" table:number-columns-repeated="52"/>
          <table:table-cell table:style-name="ce94" table:number-columns-repeated="40"/>
          <table:table-cell table:style-name="ce96" table:number-columns-repeated="907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53"/>
          <table:table-cell table:style-name="ce85" table:number-columns-repeated="40"/>
          <table:table-cell table:style-name="ce95" table:number-columns-repeated="907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8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53"/>
        </table:table-row>
        <table:table-row table:style-name="ro5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9"/>
          <table:table-cell table:number-columns-repeated="953"/>
        </table:table-row>
        <table:table-row table:style-name="ro5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8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53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3"/>
          <table:table-cell table:number-columns-repeated="953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9"/>
          <table:table-cell table:number-columns-repeated="953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9" table:default-cell-style-name="ce74"/>
        <table:table-column table:style-name="co3" table:number-columns-repeated="8" table:default-cell-style-name="Default"/>
        <table:table-column table:style-name="co4" table:number-columns-repeated="932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/>
          <table:table-cell table:style-name="ce15" office:value-type="string" calcext:value-type="string">
            <text:p>Algo</text:p>
          </table:table-cell>
          <table:table-cell table:style-name="ce15" table:number-columns-repeated="2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11" table:number-rows-spanned="1"/>
          <table:covered-table-cell table:number-columns-repeated="10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3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table:number-columns-repeated="45"/>
          <table:table-cell table:style-name="ce36" table:number-columns-repeated="40"/>
          <table:table-cell table:style-name="ce42" table:number-columns-repeated="897"/>
          <table:table-cell table:style-name="ce82" table:number-columns-repeated="3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108" table:number-columns-repeated="2"/>
          <table:table-cell table:style-name="ce77" office:value-type="string" calcext:value-type="string">
            <text:p>Arbre – recherche de fichiers</text:p>
          </table:table-cell>
          <table:table-cell table:style-name="ce77" office:value-type="string" calcext:value-type="string">
            <text:p>Arbre- représentation DOM</text:p>
          </table:table-cell>
          <table:table-cell table:style-name="ce66" office:value-type="string" calcext:value-type="string">
            <text:p>Exercices arbres</text:p>
          </table:table-cell>
          <table:table-cell table:style-name="ce66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900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style-name="ce31" office:value-type="date" office:date-value="2021-11-17" calcext:value-type="date">
            <text:p>17 nov.</text:p>
          </table:table-cell>
          <table:table-cell table:style-name="ce31" table:number-columns-repeated="55"/>
          <table:table-cell table:style-name="ce32" table:number-columns-repeated="40"/>
          <table:table-cell table:style-name="ce33" table:number-columns-repeated="897"/>
          <table:table-cell table:number-columns-repeated="3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56"/>
          <table:table-cell table:style-name="ce85" table:number-columns-repeated="40"/>
          <table:table-cell table:style-name="ce95" table:number-columns-repeated="897"/>
          <table:table-cell table:number-columns-repeated="3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67" table:number-columns-repeated="67"/>
          <table:table-cell table:style-name="ce94" table:number-columns-repeated="40"/>
          <table:table-cell table:style-name="ce96" table:number-columns-repeated="897"/>
          <table:table-cell table:style-name="ce111" table:number-columns-repeated="3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5"/>
          <table:table-cell table:number-columns-repeated="946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6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6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6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6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6"/>
          <table:table-cell table:number-columns-repeated="946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6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6"/>
          <table:table-cell table:number-columns-repeated="946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6"/>
          <table:table-cell table:number-columns-repeated="946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6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6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6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6"/>
          <table:table-cell table:number-columns-repeated="946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6"/>
          <table:table-cell table:number-columns-repeated="946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6"/>
          <table:table-cell table:number-columns-repeated="946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6"/>
          <table:table-cell table:number-columns-repeated="946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6"/>
          <table:table-cell table:number-columns-repeated="946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6"/>
          <table:table-cell table:number-columns-repeated="946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6"/>
          <table:table-cell table:number-columns-repeated="946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6"/>
          <table:table-cell table:number-columns-repeated="946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6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5"/>
          <table:table-cell table:number-columns-repeated="946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6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6"/>
          <table:table-cell table:number-columns-repeated="946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6"/>
          <table:table-cell table:number-columns-repeated="946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6"/>
          <table:table-cell table:number-columns-repeated="946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6"/>
          <table:table-cell table:number-columns-repeated="946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6"/>
          <table:table-cell table:number-columns-repeated="946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6"/>
          <table:table-cell table:number-columns-repeated="946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6"/>
          <table:table-cell table:number-columns-repeated="946"/>
        </table:table-row>
        <table:table-row table:style-name="ro9">
          <table:table-cell table:number-columns-repeated="2"/>
          <table:table-cell table:style-name="ce71" table:number-columns-repeated="76"/>
          <table:table-cell table:number-columns-repeated="946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6"/>
          <table:table-cell table:number-columns-repeated="946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6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6"/>
          <table:table-cell table:number-columns-repeated="946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6"/>
          <table:table-cell table:number-columns-repeated="946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6"/>
          <table:table-cell table:number-columns-repeated="946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6"/>
          <table:table-cell table:number-columns-repeated="946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6"/>
          <table:table-cell table:number-columns-repeated="946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6"/>
          <table:table-cell table:number-columns-repeated="946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6"/>
          <table:table-cell table:number-columns-repeated="946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6"/>
          <table:table-cell table:number-columns-repeated="946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6"/>
          <table:table-cell table:number-columns-repeated="946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6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6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6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6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6"/>
          <table:table-cell table:number-columns-repeated="946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5"/>
          <table:table-cell table:number-columns-repeated="946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6"/>
          <table:table-cell table:number-columns-repeated="946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6"/>
          <table:table-cell table:number-columns-repeated="946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6"/>
          <table:table-cell table:number-columns-repeated="946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6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6"/>
          <table:table-cell table:number-columns-repeated="946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6"/>
          <table:table-cell table:number-columns-repeated="946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6"/>
          <table:table-cell table:number-columns-repeated="946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6"/>
          <table:table-cell table:number-columns-repeated="946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6"/>
          <table:table-cell table:number-columns-repeated="946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6"/>
          <table:table-cell table:number-columns-repeated="946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6"/>
          <table:table-cell table:number-columns-repeated="946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6"/>
          <table:table-cell table:number-columns-repeated="946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6"/>
          <table:table-cell table:number-columns-repeated="946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 style:data-style-name="N2" text:time-value="23:07:43.091506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1-25T15:11:25.496547773</dc:date>
    <meta:editing-duration>P255DT5H59M48S</meta:editing-duration>
    <meta:editing-cycles>993</meta:editing-cycles>
    <meta:generator>LibreOffice/6.1.5.2$Linux_X86_64 LibreOffice_project/10$Build-2</meta:generator>
    <meta:document-statistic meta:table-count="3" meta:cell-count="657" meta:object-count="0"/>
  </office:meta>
</office:document-meta>
</file>